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99408" officeooo:paragraph-rsid="0019940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99408" officeooo:paragraph-rsid="00199408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style:text-underline-style="none" fo:font-weight="bold" officeooo:rsid="00199408" officeooo:paragraph-rsid="00199408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99408" officeooo:paragraph-rsid="00199408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line-through-style="none" style:text-line-through-type="none" fo:font-size="15pt" style:text-underline-style="solid" style:text-underline-width="auto" style:text-underline-color="font-color" fo:font-weight="normal" officeooo:rsid="00199408" officeooo:paragraph-rsid="00199408" style:font-size-asian="15pt" style:font-weight-asian="normal" style:font-size-complex="15pt" style:font-weight-complex="normal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4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5" style:family="text">
      <style:text-properties officeooo:rsid="001d40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ossory shop </text:p>
      <text:p text:style-name="P4"/>
      <text:p text:style-name="P5">progress:</text:p>
      <text:p text:style-name="P4"><text:span text:style-name="T3"/></text:p>
      <text:p text:style-name="P4"><text:span text:style-name="T3">●</text:span>Read <text:span text:style-name="T5">the </text:span><text:s/>names </text:p>
      <text:p text:style-name="P4"><text:span text:style-name="T3">●</text:span>sort the numbers</text:p>
      <text:p text:style-name="P3"><text:span text:style-name="T2">●</text:span><text:span text:style-name="T4">Get the names of stock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1:05:06.795611190</meta:creation-date>
    <dc:date>2018-07-09T12:41:57.287588180</dc:date>
    <meta:editing-duration>PT1H16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4" meta:character-count="80" meta:non-whitespace-character-count="68"/>
  </office:meta>
</office:document-meta>
</file>